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8pt" fo:font-weight="normal" officeooo:rsid="001dac3f" officeooo:paragraph-rsid="001dac3f" style:font-size-asian="15.75pt" style:font-weight-asian="normal" style:font-size-complex="18pt" style:font-weight-complex="normal"/>
    </style:style>
    <style:style style:name="P2" style:family="paragraph" style:parent-style-name="Standard">
      <style:text-properties style:font-name="Calibri" fo:font-size="12pt" fo:font-weight="normal" officeooo:rsid="001dac3f" officeooo:paragraph-rsid="001dac3f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Calibri" fo:font-size="12pt" fo:font-weight="normal" officeooo:rsid="001dac3f" officeooo:paragraph-rsid="001dac3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Calibri" fo:font-size="12pt" fo:font-weight="normal" officeooo:rsid="001dac3f" officeooo:paragraph-rsid="001dac3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normal" officeooo:rsid="001dac3f" officeooo:paragraph-rsid="001dac3f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Calibri" fo:font-size="12pt" fo:font-weight="normal" officeooo:rsid="001f0c92" officeooo:paragraph-rsid="001f0c9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alibri" fo:font-size="12pt" fo:font-weight="bold" officeooo:rsid="001dac3f" officeooo:paragraph-rsid="001dac3f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size="12pt" fo:font-weight="bold" officeooo:rsid="001f0c92" officeooo:paragraph-rsid="001f0c9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fo:font-weight="bold" officeooo:rsid="001f2781" officeooo:paragraph-rsid="001f2781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1dac3f" officeooo:paragraph-rsid="001dac3f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alibri" fo:font-size="12pt" fo:font-style="italic" fo:font-weight="normal" officeooo:rsid="001dac3f" officeooo:paragraph-rsid="001dac3f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12pt" fo:font-style="italic" fo:font-weight="normal" officeooo:rsid="001dac3f" officeooo:paragraph-rsid="001dac3f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12pt" fo:font-style="italic" fo:font-weight="normal" officeooo:rsid="001dac3f" officeooo:paragraph-rsid="001f0c92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Calibri" fo:font-size="12pt" fo:font-style="italic" fo:font-weight="normal" officeooo:rsid="001dac3f" officeooo:paragraph-rsid="001f2781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Calibri" fo:font-size="12pt" fo:font-style="italic" fo:font-weight="normal" officeooo:rsid="001dac3f" officeooo:paragraph-rsid="001f0c92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font-name="Calibri" fo:font-size="12pt" fo:font-style="italic" fo:font-weight="normal" officeooo:rsid="001dac3f" officeooo:paragraph-rsid="001f2781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">
      <style:text-properties style:font-name="Calibri" fo:font-size="12pt" fo:font-style="italic" fo:font-weight="normal" officeooo:rsid="001f0c92" officeooo:paragraph-rsid="001f0c92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1">
      <style:text-properties style:font-name="Calibri" fo:font-size="12pt" fo:font-style="italic" fo:font-weight="normal" officeooo:rsid="001f2781" officeooo:paragraph-rsid="001f2781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Calibri" fo:font-size="12pt" fo:font-style="italic" fo:font-weight="normal" officeooo:rsid="001f2781" officeooo:paragraph-rsid="001f2781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font-name="Calibri" fo:font-size="12pt" fo:font-style="italic" style:text-underline-style="solid" style:text-underline-width="auto" style:text-underline-color="font-color" fo:font-weight="bold" officeooo:rsid="001f2781" officeooo:paragraph-rsid="001f2781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 style:list-style-name="L2">
      <style:text-properties style:font-name="Calibri" fo:font-size="12pt" fo:font-style="italic" style:text-underline-style="solid" style:text-underline-width="auto" style:text-underline-color="font-color" fo:font-weight="bold" officeooo:rsid="001f2781" officeooo:paragraph-rsid="001f2781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bf50" style:font-weight-asian="normal" style:font-weight-complex="normal"/>
    </style:style>
    <style:style style:name="T3" style:family="text">
      <style:text-properties fo:font-weight="normal" officeooo:rsid="00252f29" style:font-weight-asian="normal" style:font-weight-complex="normal"/>
    </style:style>
    <style:style style:name="T4" style:family="text">
      <style:text-properties fo:font-weight="normal" officeooo:rsid="0025de26" style:font-weight-asian="normal" style:font-weight-complex="normal"/>
    </style:style>
    <style:style style:name="T5" style:family="text">
      <style:text-properties fo:color="#666666" loext:opacity="100%"/>
    </style:style>
    <style:style style:name="T6" style:family="text">
      <style:text-properties fo:color="#666666" loext:opacity="100%" fo:font-style="normal" style:font-style-asian="normal" style:font-style-complex="normal"/>
    </style:style>
    <style:style style:name="T7" style:family="text">
      <style:text-properties fo:color="#666666" loext:opacity="100%" fo:font-style="normal" officeooo:rsid="001f0c92" style:font-style-asian="normal" style:font-style-complex="normal"/>
    </style:style>
    <style:style style:name="T8" style:family="text">
      <style:text-properties fo:color="#666666" loext:opacity="100%" fo:font-style="normal" officeooo:rsid="001f2781" style:font-style-asian="normal" style:font-style-complex="normal"/>
    </style:style>
    <style:style style:name="T9" style:family="text">
      <style:text-properties fo:color="#666666" loext:opacity="100%" fo:font-style="normal" officeooo:rsid="0027dc52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0c92" style:font-style-asian="normal" style:font-style-complex="normal"/>
    </style:style>
    <style:style style:name="T13" style:family="text">
      <style:text-properties fo:font-style="normal" officeooo:rsid="001f2781" style:font-style-asian="normal" style:font-style-complex="normal"/>
    </style:style>
    <style:style style:name="T14" style:family="text">
      <style:text-properties fo:font-style="normal" officeooo:rsid="0024bf50" style:font-style-asian="normal" style:font-style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f0c92" style:font-weight-asian="bold" style:font-weight-complex="bold"/>
    </style:style>
    <style:style style:name="T18" style:family="text">
      <style:text-properties officeooo:rsid="001f2781"/>
    </style:style>
    <style:style style:name="T19" style:family="text">
      <style:text-properties officeooo:rsid="002d1cf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yle Behiels | <text:span text:style-name="T5">Software Engineer</text:span></text:p>
      <text:p text:style-name="P2"><text:span text:style-name="T5">https://www.linkedin.com/in/kylebehiels/</text:span></text:p>
      <text:section text:style-name="Sect1" text:name="Section1">
        <text:p text:style-name="P3">Edmonton, AB, Canada</text:p>
        <text:p text:style-name="P5"><text:a xlink:type="simple" xlink:href="mailto:kylejamesbehiels@gmail.com" text:style-name="Internet_20_link" text:visited-style-name="Visited_20_Internet_20_Link">kylejamesbehiels@gmail.com</text:a></text:p>
        <text:p text:style-name="P4">+1 (587)-785-1023</text:p>
      </text:section>
      <text:p text:style-name="Horizontal_20_Line"/>
      <text:p text:style-name="P7"><text:span text:style-name="T10">Skills</text:span><text:span text:style-name="T1">: TypeScript, Python, React, NodeJS, Django, LLM, System Architecture Design, Small Teams, Linux/Unix, CI/CD, AWS, GCP, Kubernetes, </text:span><text:span text:style-name="T2">VC/Git, Jira, </text:span><text:span text:style-name="T3">Ruby, </text:span><text:span text:style-name="T4">Postgres, NoSQL Databases, OpenAPI</text:span></text:p>
      <text:p text:style-name="P7"><text:span text:style-name="T1"/></text:p>
      <text:p text:style-name="P10">Technical Experience</text:p>
      <text:section text:style-name="Sect2" text:name="Section2">
        <text:p text:style-name="P7">Certn</text:p>
        <text:p text:style-name="P12">May 2022 – January 2025</text:p>
      </text:section>
      <text:p text:style-name="P11"><text:span text:style-name="T16">Senior Full-Stack Engineer </text:span><text:span text:style-name="T12">| </text:span><text:span text:style-name="T7">React, Django, LLMs, Leadership, </text:span><text:span text:style-name="T9">Postgres, CI/CD, AWS, OpenAPI</text:span></text:p>
      <text:list text:style-name="L1">
        <text:list-item>
          <text:p text:style-name="P17"><text:span text:style-name="T11">Owned vertical slices of various internal and external applications to drive business goals and facilitate cross team collaboration</text:span></text:p>
        </text:list-item>
        <text:list-item>
          <text:p text:style-name="P17"><text:span text:style-name="T11">Led various cutting-edge initiatives including two generative AI/LLM focused projects which unlocked revenue and cut cost</text:span></text:p>
        </text:list-item>
        <text:list-item>
          <text:p text:style-name="P6"><text:span text:style-name="T11">Contributed to all areas of the tech stack with a combination of </text:span><text:span text:style-name="T14">individual contributions, </text:span><text:span text:style-name="T11">innovation, leadership and architectural improvements</text:span></text:p>
        </text:list-item>
      </text:list>
      <text:section text:style-name="Sect2" text:name="Section3">
        <text:p text:style-name="P8">iTel</text:p>
        <text:p text:style-name="P13"><text:span text:style-name="T18">January 2020 – June 2022</text:span> </text:p>
      </text:section>
      <text:p text:style-name="P15"><text:span text:style-name="T17">F</text:span><text:span text:style-name="T16">ull-Stack Engineer </text:span><text:span text:style-name="T12">| </text:span><text:span text:style-name="T7">React, Django, Leadership,</text:span><text:span text:style-name="T6"> CI/CD, AWS, System Architecture Design, Small Teams</text:span></text:p>
      <text:list text:continue-numbering="true" text:style-name="L1">
        <text:list-item>
          <text:p text:style-name="P17"><text:span text:style-name="T11">Owned the development effort on the front end of our internal application, ensuring cross team collaboration, accurate estimation and project tracking</text:span></text:p>
        </text:list-item>
        <text:list-item>
          <text:p text:style-name="P17"><text:span text:style-name="T11">Proposed and implemented </text:span><text:span text:style-name="T13">the dockerization </text:span><text:span text:style-name="T11">and release lifecycle that was able to shorte</text:span><text:span text:style-name="T13">n</text:span><text:span text:style-name="T11"> our deployment schedule from </text:span><text:span text:style-name="T13">bi-weekly</text:span><text:span text:style-name="T11"> to daily</text:span></text:p>
        </text:list-item>
        <text:list-item>
          <text:p text:style-name="P18"><text:span text:style-name="T11">Trusted as the front-end lead after demonstrating an ability to make architectural decisions, communicate and co-ordinate small teams effectively</text:span></text:p>
        </text:list-item>
      </text:list>
      <text:p text:style-name="P19"><text:span text:style-name="T11"/></text:p>
      <text:section text:style-name="Sect2" text:name="Section4">
        <text:p text:style-name="P9">Thompson Rivers University</text:p>
        <text:p text:style-name="P14"><text:span text:style-name="T19">April</text:span> 20<text:span text:style-name="T19">17</text:span> – <text:span text:style-name="T19">December</text:span> <text:span text:style-name="T19">2017</text:span></text:p>
      </text:section>
      <text:p text:style-name="P16"><text:span text:style-name="T17">F</text:span><text:span text:style-name="T16">ull-Stack Engineer </text:span><text:span text:style-name="T12">|</text:span><text:span text:style-name="T7"> </text:span><text:span text:style-name="T8">Java, React, Small Teams</text:span></text:p>
      <text:list text:continue-numbering="true" text:style-name="L1">
        <text:list-item>
          <text:p text:style-name="P18"><text:span text:style-name="T11">Proposed and implemented full-stack software solutions using a variety of technologies</text:span></text:p>
        </text:list-item>
        <text:list-item>
          <text:p text:style-name="P18"><text:span text:style-name="T11">Reverse engineered the undocumented City of Kamloops transit API in order to build a graphical front end</text:span></text:p>
        </text:list-item>
        <text:list-item>
          <text:p text:style-name="P18"><text:span text:style-name="T11">Managed developer virtual environments and optimized data access through the development of Java forms</text:span></text:p>
        </text:list-item>
      </text:list>
      <text:p text:style-name="P19"><text:span text:style-name="T11"/></text:p>
      <text:p text:style-name="P20"><text:span text:style-name="T11">Education</text:span><text:span text:style-name="T15">: Thompson Rivers University | Bachelors of Computer Science</text:span></text:p>
      <text:p text:style-name="P20"><text:span text:style-name="T15"/></text:p>
      <text:p text:style-name="P20"><text:span text:style-name="T11">Highlights &amp; Research</text:span></text:p>
      <text:list text:style-name="L2">
        <text:list-item>
          <text:p text:style-name="P21"><text:span text:style-name="T15">Volunteering | Raise a Reader, CS Tutor, Service Dog Raiser, Volleyball Coach</text:span></text:p>
        </text:list-item>
        <text:list-item>
          <text:p text:style-name="P21"><text:span text:style-name="T15">Highlights | University First 5-Time Academic All-Canadian Athlete, Certn Hackathon Winner</text:span></text:p>
        </text:list-item>
        <text:list-item>
          <text:p text:style-name="P21"><text:span text:style-name="T15">Undergraduate Research | UREAP Crime Data 3D Visualization in Unity (Published), Inefficacy of Predictive Policing <text:s/>using WEKA and DeepLearning4J (Published)</text:span></text:p>
        </text:list-item>
      </text:list>
      <text:p text:style-name="P20"><text:span text:style-name="T15"/></text:p>
      <text:p text:style-name="P20"><text:span text:style-name="T11">Work Location:</text:span><text:span text:style-name="T15"> Edmonton || Hybrid Remote in Vernon || Fully Remo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2:48:50.396166517</meta:creation-date>
    <dc:date>2025-01-31T13:34:58.268131730</dc:date>
    <meta:editing-duration>PT10M26S</meta:editing-duration>
    <meta:editing-cycles>9</meta:editing-cycles>
    <meta:generator>LibreOffice/24.2.7.2$Linux_X86_64 LibreOffice_project/420$Build-2</meta:generator>
    <meta:print-date>2025-01-31T13:33:53.844693893</meta:print-date>
    <meta:printed-by>PDF files</meta:printed-by>
    <meta:document-statistic meta:table-count="0" meta:image-count="0" meta:object-count="0" meta:page-count="1" meta:paragraph-count="31" meta:word-count="320" meta:character-count="2305" meta:non-whitespace-character-count="2023"/>
  </office:meta>
</office:document-meta>
</file>